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formula="of:=SUM([.E8:.E14])" table:style-name="ce19">
            <text:p>3</text:p>
          </table:table-cell>
          <table:table-cell office:value-type="float" office:value="0" table:formula="of:=IF([.E7]-SUM([.F8:.F14])&gt;0;[.E7]-SUM([.F8:.F14]);0)" table:style-name="ce19">
            <text:p>0</text:p>
          </table:table-cell>
          <table:table-cell office:value-type="float" office:value="0" table:formula="of:=IF(OR(ISBLANK([.F8]);ISBLANK([.F9]);ISBLANK([.F10]);ISBLANK([.F11]));[.F12];IF(ISBLANK([.F12]);[.F13];IF(ISBLANK([.F13]);[.F7];0)))" table:style-name="ce19">
            <text:p>0</text:p>
          </table:table-cell>
          <table:table-cell office:value-type="float" office:value="0" table:formula="of:=IF(OR(ISBLANK([.G8]);ISBLANK([.G9]);ISBLANK([.G10]);ISBLANK([.G11]));[.G12];IF(ISBLANK([.G12]);[.G13];IF(ISBLANK([.G13]);[.G7];0)))" table:style-name="ce19">
            <text:p>0</text:p>
          </table:table-cell>
          <table:table-cell office:value-type="float" office:value="0" table:formula="of:=IF(OR(ISBLANK([.H8]);ISBLANK([.H9]);ISBLANK([.H10]);ISBLANK([.H11]));[.H12];IF(ISBLANK([.H12]);[.H13];IF(ISBLANK([.H13]);[.H7];0)))" table:style-name="ce19">
            <text:p>0</text:p>
          </table:table-cell>
          <table:table-cell office:value-type="float" office:value="0" table:formula="of:=IF(OR(ISBLANK([.I8]);ISBLANK([.I9]);ISBLANK([.I10]);ISBLANK([.I11]));[.I12];IF(ISBLANK([.I12]);[.I13];IF(ISBLANK([.I13]);[.I7];0)))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6.5" table:formula="of:=SUM([.E16:.E22])" table:style-name="ce19">
            <text:p>6,5</text:p>
          </table:table-cell>
          <table:table-cell office:value-type="float" office:value="2" table:formula="of:=IF([.E15]-SUM([.F16:.F22])&gt;0;[.E15]-SUM([.F16:.F22]);0)" table:style-name="ce19">
            <text:p>2</text:p>
          </table:table-cell>
          <table:table-cell office:value-type="boolean" office:boolean-value="false" table:formula="of:=IF(OR(ISBLANK([.F16]);ISBLANK([.F17]);ISBLANK([.F18]);ISBLANK([.F19]));IF(ISBLANK([.F20]);IF(ISBLANK([.F21]);IF(ISBLANK([.F22]);[.F15];0))))" table:style-name="ce19">
            <text:p>FAUX</text:p>
          </table:table-cell>
          <table:table-cell office:value-type="float" office:value="0" table:formula="of:=IF(OR(ISBLANK([.G16]);ISBLANK([.G17]);ISBLANK([.G18]);ISBLANK([.G19]));[.G20];IF(ISBLANK([.G20]);[.G21];IF(ISBLANK([.G21]);[.G15];0)))" table:style-name="ce19">
            <text:p>0</text:p>
          </table:table-cell>
          <table:table-cell office:value-type="float" office:value="0" table:formula="of:=IF(OR(ISBLANK([.H16]);ISBLANK([.H17]);ISBLANK([.H18]);ISBLANK([.H19]));[.H20];IF(ISBLANK([.H20]);[.H21];IF(ISBLANK([.H21]);[.H15];0)))" table:style-name="ce19">
            <text:p>0</text:p>
          </table:table-cell>
          <table:table-cell office:value-type="float" office:value="0" table:formula="of:=IF(OR(ISBLANK([.I16]);ISBLANK([.I17]);ISBLANK([.I18]);ISBLANK([.I19]));[.I20];IF(ISBLANK([.I20]);[.I21];IF(ISBLANK([.I21]);[.I15];0)))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formula="of:=SUM([.E24:.E27])" table:style-name="ce19">
            <text:p>9</text:p>
          </table:table-cell>
          <table:table-cell office:value-type="float" office:value="9" table:formula="of:=IF([.E23]-SUM([.F24:.F27])&gt;0;[.E23]-SUM([.F24:.F27]);0)" table:style-name="ce19">
            <text:p>9</text:p>
          </table:table-cell>
          <table:table-cell office:value-type="float" office:value="19" table:formula="of:=IF(OR(ISBLANK([.F24]);ISBLANK([.F25]);ISBLANK([.F26]);ISBLANK([.F27]));[.F28];IF(ISBLANK([.F28]);[.F29];IF(ISBLANK([.F29]);[.F23];0)))" table:style-name="ce19">
            <text:p>19</text:p>
          </table:table-cell>
          <table:table-cell office:value-type="float" office:value="0" table:formula="of:=IF(OR(ISBLANK([.G24]);ISBLANK([.G25]);ISBLANK([.G26]);ISBLANK([.G27]));[.G28];IF(ISBLANK([.G28]);[.G29];IF(ISBLANK([.G29]);[.G23];0)))" table:style-name="ce19">
            <text:p>0</text:p>
          </table:table-cell>
          <table:table-cell office:value-type="float" office:value="0" table:formula="of:=IF(OR(ISBLANK([.H24]);ISBLANK([.H25]);ISBLANK([.H26]);ISBLANK([.H27]));[.H28];IF(ISBLANK([.H28]);[.H29];IF(ISBLANK([.H29]);[.H23];0)))" table:style-name="ce19">
            <text:p>0</text:p>
          </table:table-cell>
          <table:table-cell office:value-type="float" office:value="0" table:formula="of:=IF(OR(ISBLANK([.I24]);ISBLANK([.I25]);ISBLANK([.I26]);ISBLANK([.I27]));[.I28];IF(ISBLANK([.I28]);[.I29];IF(ISBLANK([.I29]);[.I23];0)))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0" table:formula="of:=SUM([.E29:.E32])" table:style-name="ce19">
            <text:p>20</text:p>
          </table:table-cell>
          <table:table-cell office:value-type="float" office:value="19" table:formula="of:=IF([.E28]-SUM([.F29:.F32])&gt;0;[.E28]-SUM([.F29:.F32]);0)" table:style-name="ce19">
            <text:p>19</text:p>
          </table:table-cell>
          <table:table-cell office:value-type="float" office:value="0" table:formula="of:=IF(OR(ISBLANK([.F29]);ISBLANK([.F30]);ISBLANK([.F31]);ISBLANK([.F32]));[.F33];IF(ISBLANK([.F33]);[.F34];IF(ISBLANK([.F34]);[.F28];0)))" table:style-name="ce19">
            <text:p>0</text:p>
          </table:table-cell>
          <table:table-cell office:value-type="float" office:value="0" table:formula="of:=IF(OR(ISBLANK([.G29]);ISBLANK([.G30]);ISBLANK([.G31]);ISBLANK([.G32]));[.G33];IF(ISBLANK([.G33]);[.G34];IF(ISBLANK([.G34]);[.G28];0)))" table:style-name="ce19">
            <text:p>0</text:p>
          </table:table-cell>
          <table:table-cell office:value-type="float" office:value="0" table:formula="of:=IF(OR(ISBLANK([.H29]);ISBLANK([.H30]);ISBLANK([.H31]);ISBLANK([.H32]));[.H33];IF(ISBLANK([.H33]);[.H34];IF(ISBLANK([.H34]);[.H28];0)))" table:style-name="ce19">
            <text:p>0</text:p>
          </table:table-cell>
          <table:table-cell office:value-type="float" office:value="0" table:formula="of:=IF(OR(ISBLANK([.I29]);ISBLANK([.I30]);ISBLANK([.I31]);ISBLANK([.I32]));[.I33];IF(ISBLANK([.I33]);[.I34];IF(ISBLANK([.I34]);[.I28];0)))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table:number-columns-repeated="5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8.5" table:formula="of:=SUM([.E7];[.E15];[.E23];[.E28];[.E33];[.E38];[.E43];[.E48];[.E53])" table:style-name="ce25">
            <text:p>38,5</text:p>
          </table:table-cell>
          <table:table-cell office:value-type="float" office:value="39.5" table:formula="of:=SUM([.F7:.F57])" table:style-name="ce25">
            <text:p>39,5</text:p>
          </table:table-cell>
          <table:table-cell office:value-type="float" office:value="19" table:formula="of:=SUM([.G7:.G57])" table:style-name="ce25">
            <text:p>19</text:p>
          </table:table-cell>
          <table:table-cell office:value-type="float" office:value="0" table:formula="of:=SUM([.H7:.H57])" table:style-name="ce25">
            <text:p>0</text:p>
          </table:table-cell>
          <table:table-cell office:value-type="float" office:value="0" table:formula="of:=SUM([.I7:.I57])" table:style-name="ce25">
            <text:p>0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MARTIN Bruno</meta:initial-creator>
    <dc:creator>Antoine VOITURON</dc:creator>
    <meta:creation-date>2017-12-06T13:08:19Z</meta:creation-date>
    <dc:date>2024-03-04T13:27:12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031496063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